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David CLM" fo:font-weight="normal" officeooo:rsid="06c09964" officeooo:paragraph-rsid="04c71b76" style:font-weight-asian="normal" style:font-name-complex="David CLM" style:font-weight-complex="normal"/>
    </style:style>
    <style:style style:name="P4" style:family="paragraph" style:parent-style-name="Standard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4c71b76"/>
    </style:style>
    <style:style style:name="P5" style:family="paragraph" style:parent-style-name="Heading_20_3" style:list-style-name="L1">
      <style:paragraph-properties fo:margin-top="0in" fo:margin-bottom="0in" loext:contextual-spacing="false" fo:line-height="100%" fo:text-align="start" style:justify-single-word="false" style:writing-mode="lr-tb"/>
      <style:text-properties style:font-name="David CLM" fo:font-weight="normal" officeooo:rsid="06c09964" officeooo:paragraph-rsid="04bf9a7a" style:font-weight-asian="normal" style:font-name-complex="David CLM" style:font-weight-complex="normal"/>
    </style:style>
    <style:style style:name="P6" style:family="paragraph" style:parent-style-name="Heading_20_1">
      <style:paragraph-properties fo:line-height="100%"/>
      <style:text-properties officeooo:rsid="04bc6354" officeooo:paragraph-rsid="04af6545"/>
    </style:style>
    <style:style style:name="P7" style:family="paragraph" style:parent-style-name="Text_20_body">
      <style:paragraph-properties fo:margin-top="0in" fo:margin-bottom="0in" loext:contextual-spacing="false" style:writing-mode="lr-tb"/>
    </style:style>
    <style:style style:name="P8" style:family="paragraph" style:parent-style-name="Text_20_body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4bf9a7a"/>
    </style:style>
    <style:style style:name="P9" style:family="paragraph" style:parent-style-name="Text_20_body" style:list-style-name="L1">
      <style:paragraph-properties fo:margin-top="0in" fo:margin-bottom="0in" loext:contextual-spacing="false" fo:line-height="100%" fo:text-align="start" style:justify-single-word="false" style:writing-mode="lr-tb"/>
      <style:text-properties style:font-name="David CLM" fo:font-weight="normal" officeooo:rsid="06c09964" officeooo:paragraph-rsid="04bf9a7a" style:font-weight-asian="normal" style:font-name-complex="David CLM" style:font-weight-complex="normal"/>
    </style:style>
    <style:style style:name="T1" style:family="text">
      <style:text-properties style:font-name="David CLM" fo:font-weight="normal" officeooo:rsid="06c09964" style:font-weight-asian="normal" style:font-name-complex="David CLM" style:font-weight-complex="normal"/>
    </style:style>
    <style:style style:name="T2" style:family="text">
      <style:text-properties style:font-name="David CLM" fo:font-weight="normal" officeooo:rsid="06a342b7" style:font-weight-asian="normal" style:font-name-complex="David CLM" style:font-weight-complex="normal"/>
    </style:style>
    <style:style style:name="T3" style:family="text">
      <style:text-properties style:font-name="David CLM" fo:font-weight="normal" officeooo:rsid="06bea5fc" style:font-weight-asian="normal" style:font-name-complex="David CLM" style:font-weight-complex="normal"/>
    </style:style>
    <style:style style:name="T4" style:family="text">
      <style:text-properties style:font-name="David CLM" fo:font-weight="normal" officeooo:rsid="068d6010" style:font-weight-asian="normal" style:font-name-complex="David CLM" style:font-weight-complex="normal"/>
    </style:style>
    <style:style style:name="T5" style:family="text">
      <style:text-properties style:font-name="David CLM" fo:font-weight="normal" officeooo:rsid="06c04794" style:font-weight-asian="normal" style:font-name-complex="David CLM" style:font-weight-complex="normal"/>
    </style:style>
    <style:style style:name="T6" style:family="text">
      <style:text-properties style:font-name="David CLM" fo:font-weight="normal" officeooo:rsid="04c71b76" style:font-weight-asian="normal" style:font-name-complex="David CLM" style:font-weight-complex="normal"/>
    </style:style>
    <style:style style:name="T7" style:family="text">
      <style:text-properties style:font-name="David CLM" fo:font-weight="bold" officeooo:rsid="06c09964" style:font-weight-asian="normal" style:font-name-complex="David CLM" style:font-weight-complex="normal"/>
    </style:style>
    <style:style style:name="T8" style:family="text">
      <style:text-properties officeooo:rsid="04dd2f04"/>
    </style:style>
    <style:style style:name="T9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8">מעגלי המסחר</text:span> – מאמרים להרחבה</text:h>
      <text:list xml:id="list3381784916" text:style-name="L1">
        <text:list-item>
          <text:p text:style-name="P5">[PDF] <text:bookmark text:name="VOGTcLybDjcJ"/><text:a xlink:type="simple" xlink:href="http://citeseerx.ist.psu.edu/viewdoc/download?doi=10.1.1.392.8872&amp;rep=rep1&amp;type=pdf" text:style-name="Internet_20_link" text:visited-style-name="Visited_20_Internet_20_Link">A simple family of top </text:a><text:a xlink:type="simple" xlink:href="http://citeseerx.ist.psu.edu/viewdoc/download?doi=10.1.1.392.8872&amp;rep=rep1&amp;type=pdf" text:style-name="Internet_20_link" text:visited-style-name="Visited_20_Internet_20_Link"><text:span text:style-name="T9">trading cycles </text:span></text:a><text:a xlink:type="simple" xlink:href="http://citeseerx.ist.psu.edu/viewdoc/download?doi=10.1.1.392.8872&amp;rep=rep1&amp;type=pdf" text:style-name="Internet_20_link" text:visited-style-name="Visited_20_Internet_20_Link">mechanisms for housing markets with </text:a><text:a xlink:type="simple" xlink:href="http://citeseerx.ist.psu.edu/viewdoc/download?doi=10.1.1.392.8872&amp;rep=rep1&amp;type=pdf" text:style-name="Internet_20_link" text:visited-style-name="Visited_20_Internet_20_Link"><text:span text:style-name="T9">indifferences</text:span></text:a><text:a xlink:type="simple" xlink:href="http://citeseerx.ist.psu.edu/viewdoc/download?doi=10.1.1.392.8872&amp;rep=rep1&amp;type=pdf" text:style-name="Internet_20_link" text:visited-style-name="Visited_20_Internet_20_Link">‏</text:a></text:p>
        </text:list-item>
      </text:list>
      <text:p text:style-name="P7">CG Plaxton - Proceedings of the 24th International Conference on …, 2013‏ - Citeseer‏</text:p>
      <text:list xml:id="list173919411165109" text:continue-numbering="true" text:style-name="L1">
        <text:list-item>
          <text:p text:style-name="P5"><text:bookmark text:name="ElilLIw4orwJ"/><text:a xlink:type="simple" xlink:href="https://www.sciencedirect.com/science/article/pii/S0899825610001971" text:style-name="Internet_20_link" text:visited-style-name="Visited_20_Internet_20_Link">Exchange of indivisible goods and </text:a><text:a xlink:type="simple" xlink:href="https://www.sciencedirect.com/science/article/pii/S0899825610001971" text:style-name="Internet_20_link" text:visited-style-name="Visited_20_Internet_20_Link"><text:span text:style-name="T9">indifferences</text:span></text:a><text:a xlink:type="simple" xlink:href="https://www.sciencedirect.com/science/article/pii/S0899825610001971" text:style-name="Internet_20_link" text:visited-style-name="Visited_20_Internet_20_Link">: The top </text:a><text:a xlink:type="simple" xlink:href="https://www.sciencedirect.com/science/article/pii/S0899825610001971" text:style-name="Internet_20_link" text:visited-style-name="Visited_20_Internet_20_Link"><text:span text:style-name="T9">trading </text:span></text:a><text:a xlink:type="simple" xlink:href="https://www.sciencedirect.com/science/article/pii/S0899825610001971" text:style-name="Internet_20_link" text:visited-style-name="Visited_20_Internet_20_Link">absorbing sets mechanisms‏</text:a></text:p>
        </text:list-item>
      </text:list>
      <text:p text:style-name="P7">J Alcalde-Unzu, <text:a xlink:type="simple" xlink:href="https://scholar.google.com/citations?user=ZkIs9YoAAAAJ&amp;hl=iw&amp;scioq=The+price+of+indivisibility+in+cake+cutting.+Arunachaleswaran,&amp;oi=sra" text:style-name="Internet_20_link" text:visited-style-name="Visited_20_Internet_20_Link">E Molis</text:a> - Games and Economic Behavior, 2011‏ - Elsevier‏</text:p>
      <text:list xml:id="list173919570918685" text:continue-numbering="true" text:style-name="L1">
        <text:list-header>
          <text:p text:style-name="P5"/>
        </text:list-header>
        <text:list-item>
          <text:p text:style-name="P5"><text:bookmark text:name="V6Jb_QtE_asJ"/><text:a xlink:type="simple" xlink:href="https://www.sciencedirect.com/science/article/pii/S0022053112000713" text:style-name="Internet_20_link" text:visited-style-name="Visited_20_Internet_20_Link">The difference </text:a><text:a xlink:type="simple" xlink:href="https://www.sciencedirect.com/science/article/pii/S0022053112000713" text:style-name="Internet_20_link" text:visited-style-name="Visited_20_Internet_20_Link"><text:span text:style-name="T9">indifference </text:span></text:a><text:a xlink:type="simple" xlink:href="https://www.sciencedirect.com/science/article/pii/S0022053112000713" text:style-name="Internet_20_link" text:visited-style-name="Visited_20_Internet_20_Link">makes in strategy-proof allocation of objects‏</text:a></text:p>
        </text:list-item>
      </text:list>
      <text:p text:style-name="P7"><text:a xlink:type="simple" xlink:href="https://scholar.google.com/citations?user=f9Q1-CkAAAAJ&amp;hl=iw&amp;scioq=The+price+of+indivisibility+in+cake+cutting.+Arunachaleswaran,&amp;oi=sra" text:style-name="Internet_20_link" text:visited-style-name="Visited_20_Internet_20_Link">P Jaramillo</text:a>, <text:a xlink:type="simple" xlink:href="https://scholar.google.com/citations?user=iJz_ApoAAAAJ&amp;hl=iw&amp;scioq=The+price+of+indivisibility+in+cake+cutting.+Arunachaleswaran,&amp;oi=sra" text:style-name="Internet_20_link" text:visited-style-name="Visited_20_Internet_20_Link">V Manjunath</text:a> - Journal of Economic Theory, 2012‏ - Elsevier‏</text:p>
      <text:list xml:id="list173919476485792" text:continue-numbering="true" text:style-name="L1">
        <text:list-item>
          <text:p text:style-name="P5"><text:bookmark text:name="8f0ULODoWV0J"/><text:a xlink:type="simple" xlink:href="https://dl.acm.org/citation.cfm?id=2482574" text:style-name="Internet_20_link" text:visited-style-name="Visited_20_Internet_20_Link">House allocation with </text:a><text:a xlink:type="simple" xlink:href="https://dl.acm.org/citation.cfm?id=2482574" text:style-name="Internet_20_link" text:visited-style-name="Visited_20_Internet_20_Link"><text:span text:style-name="T9">indifferences</text:span></text:a><text:a xlink:type="simple" xlink:href="https://dl.acm.org/citation.cfm?id=2482574" text:style-name="Internet_20_link" text:visited-style-name="Visited_20_Internet_20_Link">: a generalization and a unified view‏</text:a></text:p>
        </text:list-item>
      </text:list>
      <text:p text:style-name="P7"><text:a xlink:type="simple" xlink:href="https://scholar.google.com/citations?user=sCN2k7oAAAAJ&amp;hl=iw&amp;scioq=The+price+of+indivisibility+in+cake+cutting.+Arunachaleswaran,&amp;oi=sra" text:style-name="Internet_20_link" text:visited-style-name="Visited_20_Internet_20_Link">D Saban</text:a>, J Sethuraman - Proceedings of the fourteenth ACM conference …, 2013‏ - dl.acm.org‏</text:p>
      <text:list xml:id="list173917993111815" text:continue-numbering="true" text:style-name="L1">
        <text:list-item>
          <text:p text:style-name="P5"><text:bookmark text:name="xMuZ5ma_RBQJ"/><text:a xlink:type="simple" xlink:href="https://www.aaai.org/ocs/index.php/AAAI/AAAI14/paper/viewPaper/8474" text:style-name="Internet_20_link" text:visited-style-name="Visited_20_Internet_20_Link">Two case studies for </text:a><text:a xlink:type="simple" xlink:href="https://www.aaai.org/ocs/index.php/AAAI/AAAI14/paper/viewPaper/8474" text:style-name="Internet_20_link" text:visited-style-name="Visited_20_Internet_20_Link"><text:span text:style-name="T9">trading </text:span></text:a><text:a xlink:type="simple" xlink:href="https://www.aaai.org/ocs/index.php/AAAI/AAAI14/paper/viewPaper/8474" text:style-name="Internet_20_link" text:visited-style-name="Visited_20_Internet_20_Link">multiple indivisible goods with </text:a><text:a xlink:type="simple" xlink:href="https://www.aaai.org/ocs/index.php/AAAI/AAAI14/paper/viewPaper/8474" text:style-name="Internet_20_link" text:visited-style-name="Visited_20_Internet_20_Link"><text:span text:style-name="T9">indifferences</text:span></text:a><text:a xlink:type="simple" xlink:href="https://www.aaai.org/ocs/index.php/AAAI/AAAI14/paper/viewPaper/8474" text:style-name="Internet_20_link" text:visited-style-name="Visited_20_Internet_20_Link">‏</text:a></text:p>
        </text:list-item>
      </text:list>
      <text:p text:style-name="P7">A Sonoda, E Fujita, <text:a xlink:type="simple" xlink:href="https://scholar.google.com/citations?user=aakxNAIAAAAJ&amp;hl=iw&amp;scioq=The+price+of+indivisibility+in+cake+cutting.+Arunachaleswaran,&amp;oi=sra" text:style-name="Internet_20_link" text:visited-style-name="Visited_20_Internet_20_Link">T Todo</text:a>, <text:a xlink:type="simple" xlink:href="https://scholar.google.com/citations?user=dHXCX-sAAAAJ&amp;hl=iw&amp;scioq=The+price+of+indivisibility+in+cake+cutting.+Arunachaleswaran,&amp;oi=sra" text:style-name="Internet_20_link" text:visited-style-name="Visited_20_Internet_20_Link">M Yokoo</text:a> - Twenty-Eighth AAAI Conference on …, 2014‏ - aaai.org‏</text:p>
      <text:list xml:id="list173919537849599" text:continue-numbering="true" text:style-name="L1">
        <text:list-item>
          <text:p text:style-name="P5"><text:bookmark text:name="_YrCSe2zX6sJ"/><text:a xlink:type="simple" xlink:href="https://www.aaai.org/ocs/index.php/AAAI/AAAI12/paper/viewPaper/4925" text:style-name="Internet_20_link" text:visited-style-name="Visited_20_Internet_20_Link">Housing markets with </text:a><text:a xlink:type="simple" xlink:href="https://www.aaai.org/ocs/index.php/AAAI/AAAI12/paper/viewPaper/4925" text:style-name="Internet_20_link" text:visited-style-name="Visited_20_Internet_20_Link"><text:span text:style-name="T9">indifferences</text:span></text:a><text:a xlink:type="simple" xlink:href="https://www.aaai.org/ocs/index.php/AAAI/AAAI12/paper/viewPaper/4925" text:style-name="Internet_20_link" text:visited-style-name="Visited_20_Internet_20_Link">: A tale of two mechanisms‏</text:a></text:p>
        </text:list-item>
      </text:list>
      <text:p text:style-name="P7"><text:a xlink:type="simple" xlink:href="https://scholar.google.com/citations?user=ssb0yjUAAAAJ&amp;hl=iw&amp;scioq=The+price+of+indivisibility+in+cake+cutting.+Arunachaleswaran,&amp;oi=sra" text:style-name="Internet_20_link" text:visited-style-name="Visited_20_Internet_20_Link">H Aziz</text:a>, <text:a xlink:type="simple" xlink:href="https://scholar.google.com/citations?user=JnVqd-oAAAAJ&amp;hl=iw&amp;scioq=The+price+of+indivisibility+in+cake+cutting.+Arunachaleswaran,&amp;oi=sra" text:style-name="Internet_20_link" text:visited-style-name="Visited_20_Internet_20_Link">B De Keijzer</text:a> - Twenty-Sixth AAAI Conference on Artificial …, 2012‏ - aaai.org‏</text:p>
      <text:list xml:id="list173918160103499" text:continue-numbering="true" text:style-name="L1">
        <text:list-item>
          <text:p text:style-name="P5"><text:bookmark text:name="QIkuJVtKq84J"/><text:a xlink:type="simple" xlink:href="https://www.aeaweb.org/articles?id=10.1257/AER.99.5.1954" text:style-name="Internet_20_link" text:visited-style-name="Visited_20_Internet_20_Link">Strategy-proofness versus efficiency in matching with </text:a><text:a xlink:type="simple" xlink:href="https://www.aeaweb.org/articles?id=10.1257/AER.99.5.1954" text:style-name="Internet_20_link" text:visited-style-name="Visited_20_Internet_20_Link"><text:span text:style-name="T9">indifferences</text:span></text:a><text:a xlink:type="simple" xlink:href="https://www.aeaweb.org/articles?id=10.1257/AER.99.5.1954" text:style-name="Internet_20_link" text:visited-style-name="Visited_20_Internet_20_Link">: Redesigning the NYC high school match‏</text:a></text:p>
        </text:list-item>
      </text:list>
      <text:p text:style-name="P7"><text:a xlink:type="simple" xlink:href="https://scholar.google.com/citations?user=YQ_B3NoAAAAJ&amp;hl=iw&amp;scioq=The+price+of+indivisibility+in+cake+cutting.+Arunachaleswaran,&amp;oi=sra" text:style-name="Internet_20_link" text:visited-style-name="Visited_20_Internet_20_Link">A Abdulkadiroğlu</text:a>, <text:a xlink:type="simple" xlink:href="https://scholar.google.com/citations?user=VZkUirwAAAAJ&amp;hl=iw&amp;scioq=The+price+of+indivisibility+in+cake+cutting.+Arunachaleswaran,&amp;oi=sra" text:style-name="Internet_20_link" text:visited-style-name="Visited_20_Internet_20_Link">PA Pathak</text:a>, <text:a xlink:type="simple" xlink:href="https://scholar.google.com/citations?user=C3HHY7oAAAAJ&amp;hl=iw&amp;scioq=The+price+of+indivisibility+in+cake+cutting.+Arunachaleswaran,&amp;oi=sra" text:style-name="Internet_20_link" text:visited-style-name="Visited_20_Internet_20_Link">AE Roth</text:a> - American Economic Review, 2009‏ - aeaweb.org‏</text:p>
      <text:list xml:id="list173918423332823" text:continue-numbering="true" text:style-name="L1">
        <text:list-item>
          <text:p text:style-name="P5">[PDF] <text:bookmark text:name="KrCEfnq-s6MJ"/><text:a xlink:type="simple" xlink:href="https://pdfs.semanticscholar.org/9162/1bcdbb18856194228076dc32609dcc6e6233.pdf" text:style-name="Internet_20_link" text:visited-style-name="Visited_20_Internet_20_Link">Generalizing top </text:a><text:a xlink:type="simple" xlink:href="https://pdfs.semanticscholar.org/9162/1bcdbb18856194228076dc32609dcc6e6233.pdf" text:style-name="Internet_20_link" text:visited-style-name="Visited_20_Internet_20_Link"><text:span text:style-name="T9">trading cycles </text:span></text:a><text:a xlink:type="simple" xlink:href="https://pdfs.semanticscholar.org/9162/1bcdbb18856194228076dc32609dcc6e6233.pdf" text:style-name="Internet_20_link" text:visited-style-name="Visited_20_Internet_20_Link">for housing markets with fractional endowments‏</text:a></text:p>
        </text:list-item>
      </text:list>
      <text:p text:style-name="P7"><text:a xlink:type="simple" xlink:href="https://scholar.google.com/citations?user=ssb0yjUAAAAJ&amp;hl=iw&amp;scioq=The+price+of+indivisibility+in+cake+cutting.+Arunachaleswaran,&amp;oi=sra" text:style-name="Internet_20_link" text:visited-style-name="Visited_20_Internet_20_Link">H Aziz</text:a> - arXiv preprint arXiv:1509.03915, 2015‏ - pdfs.semanticscholar.org‏</text:p>
      <text:list xml:id="list173918912474619" text:continue-numbering="true" text:style-name="L1">
        <text:list-item>
          <text:p text:style-name="P5">[PDF] <text:bookmark text:name="L0U47gPwEEIJ"/><text:a xlink:type="simple" xlink:href="https://sujoyksikdar.github.io/papers/hmab_mpref.pdf" text:style-name="Internet_20_link" text:visited-style-name="Visited_20_Internet_20_Link">Top-</text:a><text:a xlink:type="simple" xlink:href="https://sujoyksikdar.github.io/papers/hmab_mpref.pdf" text:style-name="Internet_20_link" text:visited-style-name="Visited_20_Internet_20_Link"><text:span text:style-name="T9">trading</text:span></text:a><text:a xlink:type="simple" xlink:href="https://sujoyksikdar.github.io/papers/hmab_mpref.pdf" text:style-name="Internet_20_link" text:visited-style-name="Visited_20_Internet_20_Link">-</text:a><text:a xlink:type="simple" xlink:href="https://sujoyksikdar.github.io/papers/hmab_mpref.pdf" text:style-name="Internet_20_link" text:visited-style-name="Visited_20_Internet_20_Link"><text:span text:style-name="T9">cycles </text:span></text:a><text:a xlink:type="simple" xlink:href="https://sujoyksikdar.github.io/papers/hmab_mpref.pdf" text:style-name="Internet_20_link" text:visited-style-name="Visited_20_Internet_20_Link">mechanisms with acceptable bundles‏</text:a></text:p>
        </text:list-item>
      </text:list>
      <text:p text:style-name="P7"><text:a xlink:type="simple" xlink:href="https://scholar.google.com/citations?user=OmZaKTEAAAAJ&amp;hl=iw&amp;scioq=The+price+of+indivisibility+in+cake+cutting.+Arunachaleswaran,&amp;oi=sra" text:style-name="Internet_20_link" text:visited-style-name="Visited_20_Internet_20_Link">S Sikdar</text:a>, <text:a xlink:type="simple" xlink:href="https://scholar.google.com/citations?user=Jk3gxBEAAAAJ&amp;hl=iw&amp;scioq=The+price+of+indivisibility+in+cake+cutting.+Arunachaleswaran,&amp;oi=sra" text:style-name="Internet_20_link" text:visited-style-name="Visited_20_Internet_20_Link">S Adali</text:a>, <text:a xlink:type="simple" xlink:href="https://scholar.google.com/citations?user=C19mgCgAAAAJ&amp;hl=iw&amp;scioq=The+price+of+indivisibility+in+cake+cutting.+Arunachaleswaran,&amp;oi=sra" text:style-name="Internet_20_link" text:visited-style-name="Visited_20_Internet_20_Link">L Xia</text:a> - Proceedings of the 11th …, 2018‏ - sujoyksikdar.github.io‏</text:p>
      <text:list xml:id="list173919195946418" text:continue-numbering="true" text:style-name="L1">
        <text:list-header>
          <text:p text:style-name="P9"><text:span text:style-name="T1"/></text:p>
        </text:list-header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20-01-15T17:39:17.762011640</dc:date>
    <meta:editing-duration>P9DT8H36M24S</meta:editing-duration>
    <meta:editing-cycles>1109</meta:editing-cycles>
    <dc:creator>Erel Segal-Halevi</dc:creator>
    <meta:document-statistic meta:table-count="0" meta:image-count="0" meta:object-count="0" meta:page-count="1" meta:paragraph-count="21" meta:word-count="263" meta:character-count="1528" meta:non-whitespace-character-count="1321"/>
  </office:meta>
</office:document-meta>
</file>